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ción de actores</text:p>
      <text:p text:style-name="P1"/>
      <text:p text:style-name="P2">Usuario común (participante)</text:p>
      <text:p text:style-name="P3">Participante del juego que se registra, arma su equipo y participa en la competencia.</text:p>
      <text:p text:style-name="P3"/>
      <text:p text:style-name="P2">Usuario administrador</text:p>
      <text:p text:style-name="P3">Usuario que a parte de cumplir el rol de participante administra la competencia creando los planteles con sus respectivos jugadores, cargando los datos de una fecha tras su finalización,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DejaVu Sans Condensed1" svg:font-family="'DejaVu Sans Condensed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DejaVu Sans Condensed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DejaVu Sans Condensed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 Condensed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05T16:18:36</meta:creation-date>
    <meta:document-statistic meta:table-count="0" meta:image-count="0" meta:object-count="0" meta:page-count="1" meta:paragraph-count="5" meta:word-count="52" meta:character-count="349"/>
    <dc:date>2016-01-05T16:22:12</dc:date>
    <meta:editing-duration>PT3M36S</meta:editing-duration>
    <meta:editing-cycles>1</meta:editing-cycles>
    <meta:generator>OpenOffice/4.1.2$Linux OpenOffice.org_project/412m3$Build-9782</meta:generator>
  </office:meta>
</office:document-meta>
</file>